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23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11" office:value-type="float" office:value="11" calcext:value-type="float">
            <text:p>11</text:p>
          </table:table-cell>
          <table:table-cell/>
          <table:table-cell table:style-name="ce9" table:number-columns-repeated="16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 table:style-name="Default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formula="of:=IF([.B2]=&quot;&quot;;&quot;&quot;;[.B2])" office:value-type="float" office:value="1" calcext:value-type="float">
            <text:p>1</text:p>
          </table:table-cell>
          <table:table-cell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formula="of:=IF([.B3]=&quot;&quot;;&quot;&quot;;[.B3])" office:value-type="float" office:value="10" calcext:value-type="float">
            <text:p>10</text:p>
          </table:table-cell>
          <table:table-cell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.</text:p>
          </table:table-cell>
          <table:table-cell table:style-name="Default" table:number-columns-repeated="2"/>
          <table:table-cell table:number-columns-repeated="23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formula="of:=COUNT([.2:.2])" office:value-type="float" office:value="5" calcext:value-type="float">
            <text:p>5</text:p>
          </table:table-cell>
          <table:table-cell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formula="of:=SUM([.7:.7])" office:value-type="float" office:value="15" calcext:value-type="float">
            <text:p>15</text:p>
          </table:table-cell>
          <table:table-cell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23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formula="of:=IF([.B2]=&quot;&quot;;&quot;&quot;;[.$H$13]*[.B2]+[.$H$12])" office:value-type="float" office:value="9.80000000000004" calcext:value-type="float">
            <text:p>9,80000000000004</text:p>
          </table:table-cell>
          <table:table-cell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style-name="Default" table:formula="of:=SUMXMY2([.3:.3];[.15:.15])" office:value-type="string" office:string-value="" calcext:value-type="error">
            <text:p>#VALOR!</text:p>
          </table:table-cell>
          <table:table-cell table:style-name="Default"/>
          <table:table-cell table:number-columns-repeated="23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formula="of:=IF([.B4]=&quot;&quot;;&quot;&quot;;[.$H$13]*[.B4]+[.$H$12])" office:value-type="float" office:value="110.8" calcext:value-type="float">
            <text:p>110,8</text:p>
          </table:table-cell>
          <table:table-cell table:formula="of:=IF([.C4]=&quot;&quot;;&quot;&quot;;[.$H$13]*[.C4]+[.$H$12])">
            <text:p/>
          </table:table-cell>
          <table:table-cell table:style-name="ce9" table:formula="of:=IF([.D4]=&quot;&quot;;&quot;&quot;;[.$H$13]*[.D4]+[.$H$12])">
            <text:p/>
          </table:table-cell>
          <table:table-cell table:style-name="ce9" table:formula="of:=IF([.E4]=&quot;&quot;;&quot;&quot;;[.$H$13]*[.E4]+[.$H$12])">
            <text:p/>
          </table:table-cell>
          <table:table-cell table:style-name="ce9" table:formula="of:=IF([.F4]=&quot;&quot;;&quot;&quot;;[.$H$13]*[.F4]+[.$H$12])">
            <text:p/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5">00/00/0000</text:date>, <text:time style:data-style-name="N2" text:time-value="19:42:50.62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9-05T19:46:06.883000000</dc:date>
    <meta:editing-duration>PT2H49M16S</meta:editing-duration>
    <meta:editing-cycles>22</meta:editing-cycles>
    <meta:document-statistic meta:table-count="5" meta:cell-count="490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